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1C000000480190ED6738825089F.png" manifest:media-type="image/png"/>
  <manifest:file-entry manifest:full-path="Pictures/10000001000004B000000258F0DAEB8636A4BA3F.png" manifest:media-type="image/png"/>
  <manifest:file-entry manifest:full-path="Pictures/1000000100000180000000E0017E990D7A647EBF.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hakra Petch" svg:font-family="'Chakra Petch'"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Chakra Petch" fo:font-size="16pt" fo:font-weight="bold" officeooo:rsid="001012d9" officeooo:paragraph-rsid="001012d9" style:font-size-asian="16pt" style:font-weight-asian="bold" style:font-size-complex="16pt" style:font-weight-complex="bold"/>
    </style:style>
    <style:style style:name="P2" style:family="paragraph" style:parent-style-name="Standard" style:list-style-name="L10">
      <style:paragraph-properties fo:line-height="115%"/>
      <style:text-properties fo:font-weight="normal" officeooo:rsid="005261f9" officeooo:paragraph-rsid="005261f9" style:font-weight-asian="normal" style:font-weight-complex="normal"/>
    </style:style>
    <style:style style:name="P3" style:family="paragraph" style:parent-style-name="Standard" style:list-style-name="L10">
      <style:paragraph-properties fo:line-height="115%"/>
      <style:text-properties fo:font-weight="normal" officeooo:rsid="005261f9" officeooo:paragraph-rsid="005448b6" style:font-weight-asian="normal" style:font-weight-complex="normal"/>
    </style:style>
    <style:style style:name="P4" style:family="paragraph" style:parent-style-name="Standard">
      <style:paragraph-properties fo:line-height="115%"/>
      <style:text-properties style:font-name="Chakra Petch" fo:font-weight="bold" officeooo:rsid="005ca6dd" officeooo:paragraph-rsid="0060925b" style:font-weight-asian="bold" style:font-weight-complex="bold"/>
    </style:style>
    <style:style style:name="P5" style:family="paragraph" style:parent-style-name="Standard">
      <style:paragraph-properties fo:line-height="115%" fo:text-align="start" style:justify-single-word="false"/>
      <style:text-properties style:font-name="Chakra Petch" fo:font-size="13pt" fo:font-weight="normal" officeooo:rsid="000ad0d0" officeooo:paragraph-rsid="000ad0d0" style:font-size-asian="13pt" style:font-weight-asian="normal" style:font-size-complex="13pt" style:font-weight-complex="normal"/>
    </style:style>
    <style:style style:name="P6" style:family="paragraph" style:parent-style-name="Standard" style:list-style-name="L1">
      <style:paragraph-properties fo:line-height="115%" fo:text-align="start" style:justify-single-word="false"/>
      <style:text-properties style:font-name="Chakra Petch" fo:font-size="13pt" fo:font-weight="normal" officeooo:rsid="000ad0d0" officeooo:paragraph-rsid="000ad0d0" style:font-size-asian="13pt" style:font-weight-asian="normal" style:font-size-complex="13pt" style:font-weight-complex="normal"/>
    </style:style>
    <style:style style:name="P7" style:family="paragraph" style:parent-style-name="Standard" style:list-style-name="L2">
      <style:paragraph-properties fo:line-height="115%" fo:text-align="start" style:justify-single-word="false"/>
      <style:text-properties style:font-name="Chakra Petch" fo:font-size="13pt" fo:font-weight="normal" officeooo:rsid="000e9f97" officeooo:paragraph-rsid="0031387f" style:font-size-asian="13pt" style:font-weight-asian="normal" style:font-size-complex="13pt" style:font-weight-complex="normal"/>
    </style:style>
    <style:style style:name="P8" style:family="paragraph" style:parent-style-name="Standard">
      <style:paragraph-properties fo:margin-top="0.101cm" fo:margin-bottom="0.101cm" style:contextual-spacing="false" fo:line-height="115%" fo:text-align="start" style:justify-single-word="false"/>
      <style:text-properties style:font-name="Chakra Petch" fo:font-size="13pt" fo:font-weight="normal" officeooo:rsid="000e9f97" officeooo:paragraph-rsid="000e9f97" style:font-size-asian="13pt" style:font-weight-asian="normal" style:font-size-complex="13pt" style:font-weight-complex="normal"/>
    </style:style>
    <style:style style:name="P9" style:family="paragraph" style:parent-style-name="Standard" style:list-style-name="L3">
      <style:paragraph-properties fo:line-height="115%" fo:text-align="start" style:justify-single-word="false"/>
      <style:text-properties style:font-name="Chakra Petch" fo:font-size="13pt" fo:font-weight="normal" officeooo:rsid="000e9f97" officeooo:paragraph-rsid="000e9f97" style:font-size-asian="13pt" style:font-weight-asian="normal" style:font-size-complex="13pt" style:font-weight-complex="normal"/>
    </style:style>
    <style:style style:name="P10" style:family="paragraph" style:parent-style-name="Standard" style:list-style-name="L4">
      <style:paragraph-properties fo:line-height="115%"/>
      <style:text-properties style:font-name="Chakra Petch" fo:font-size="13pt" fo:font-weight="normal" officeooo:rsid="00453f5f" officeooo:paragraph-rsid="00453f5f" style:font-size-asian="13pt" style:font-weight-asian="normal" style:font-size-complex="13pt" style:font-weight-complex="normal"/>
    </style:style>
    <style:style style:name="P11" style:family="paragraph" style:parent-style-name="Standard">
      <style:paragraph-properties fo:line-height="115%"/>
      <style:text-properties style:font-name="Chakra Petch" fo:font-size="13pt" fo:font-weight="normal" officeooo:rsid="00453f5f" officeooo:paragraph-rsid="004dcb56" style:font-size-asian="13pt" style:font-weight-asian="normal" style:font-size-complex="13pt" style:font-weight-complex="normal"/>
    </style:style>
    <style:style style:name="P12" style:family="paragraph" style:parent-style-name="Standard">
      <style:paragraph-properties fo:line-height="115%"/>
      <style:text-properties style:font-name="Chakra Petch" fo:font-size="13pt" fo:font-weight="normal" officeooo:rsid="004dcb56" officeooo:paragraph-rsid="00453f5f" style:font-size-asian="13pt" style:font-weight-asian="normal" style:font-size-complex="13pt" style:font-weight-complex="normal"/>
    </style:style>
    <style:style style:name="P13" style:family="paragraph" style:parent-style-name="Standard">
      <style:paragraph-properties fo:line-height="115%"/>
      <style:text-properties style:font-name="Chakra Petch" fo:font-size="13pt" fo:font-weight="normal" officeooo:rsid="004dcb56" officeooo:paragraph-rsid="004dcb56" style:font-size-asian="13pt" style:font-weight-asian="normal" style:font-size-complex="13pt" style:font-weight-complex="normal"/>
    </style:style>
    <style:style style:name="P14" style:family="paragraph" style:parent-style-name="Standard">
      <style:paragraph-properties fo:line-height="115%"/>
      <style:text-properties style:font-name="Chakra Petch" fo:font-size="13pt" fo:font-weight="normal" officeooo:rsid="004fd119" officeooo:paragraph-rsid="004fd119" style:font-size-asian="13pt" style:font-weight-asian="normal" style:font-size-complex="13pt" style:font-weight-complex="normal"/>
    </style:style>
    <style:style style:name="P15" style:family="paragraph" style:parent-style-name="Standard">
      <style:paragraph-properties fo:line-height="115%"/>
      <style:text-properties style:font-name="Chakra Petch" fo:font-size="13pt" fo:font-weight="normal" officeooo:rsid="0050831f" officeooo:paragraph-rsid="0050831f" style:font-size-asian="13pt" style:font-weight-asian="normal" style:font-size-complex="13pt" style:font-weight-complex="normal"/>
    </style:style>
    <style:style style:name="P16" style:family="paragraph" style:parent-style-name="Standard" style:list-style-name="L6">
      <style:paragraph-properties fo:line-height="115%"/>
      <style:text-properties style:font-name="Chakra Petch" fo:font-size="13pt" fo:font-weight="normal" officeooo:rsid="00519b78" officeooo:paragraph-rsid="00519b78" style:font-size-asian="13pt" style:font-weight-asian="normal" style:font-size-complex="13pt" style:font-weight-complex="normal"/>
    </style:style>
    <style:style style:name="P17" style:family="paragraph" style:parent-style-name="Standard">
      <style:paragraph-properties fo:line-height="115%"/>
      <style:text-properties style:font-name="Chakra Petch" fo:font-size="13pt" fo:font-weight="normal" officeooo:rsid="00519b78" officeooo:paragraph-rsid="00519b78" style:font-size-asian="13pt" style:font-weight-asian="normal" style:font-size-complex="13pt" style:font-weight-complex="normal"/>
    </style:style>
    <style:style style:name="P18" style:family="paragraph" style:parent-style-name="Standard" style:list-style-name="L7">
      <style:paragraph-properties fo:line-height="115%"/>
      <style:text-properties style:font-name="Chakra Petch" fo:font-size="13pt" fo:font-weight="normal" officeooo:rsid="0051d730" officeooo:paragraph-rsid="0051d730" style:font-size-asian="13pt" style:font-weight-asian="normal" style:font-size-complex="13pt" style:font-weight-complex="normal"/>
    </style:style>
    <style:style style:name="P19" style:family="paragraph" style:parent-style-name="Standard">
      <style:paragraph-properties fo:line-height="115%"/>
      <style:text-properties style:font-name="Chakra Petch" fo:font-size="13pt" fo:font-weight="normal" officeooo:rsid="0051d730" officeooo:paragraph-rsid="0051d730" style:font-size-asian="13pt" style:font-weight-asian="normal" style:font-size-complex="13pt" style:font-weight-complex="normal"/>
    </style:style>
    <style:style style:name="P20" style:family="paragraph" style:parent-style-name="Standard" style:list-style-name="L9">
      <style:paragraph-properties fo:line-height="115%"/>
      <style:text-properties style:font-name="Chakra Petch" fo:font-size="13pt" fo:font-weight="normal" officeooo:rsid="005261f9" officeooo:paragraph-rsid="005261f9" style:font-size-asian="13pt" style:font-weight-asian="normal" style:font-size-complex="13pt" style:font-weight-complex="normal"/>
    </style:style>
    <style:style style:name="P21" style:family="paragraph" style:parent-style-name="Standard">
      <style:paragraph-properties fo:line-height="115%"/>
      <style:text-properties style:font-name="Chakra Petch" fo:font-size="13pt" fo:font-weight="normal" officeooo:rsid="005261f9" officeooo:paragraph-rsid="005261f9" style:font-size-asian="13pt" style:font-weight-asian="normal" style:font-size-complex="13pt" style:font-weight-complex="normal"/>
    </style:style>
    <style:style style:name="P22" style:family="paragraph" style:parent-style-name="Standard">
      <style:paragraph-properties fo:margin-top="0.101cm" fo:margin-bottom="0.101cm" style:contextual-spacing="false" fo:line-height="115%" fo:text-align="start" style:justify-single-word="false"/>
      <style:text-properties style:font-name="Chakra Petch" fo:font-size="13pt" fo:font-weight="bold" officeooo:rsid="000d6ad8" officeooo:paragraph-rsid="0031387f" style:font-size-asian="13pt" style:font-weight-asian="bold" style:font-size-complex="13pt" style:font-weight-complex="bold"/>
    </style:style>
    <style:style style:name="P23" style:family="paragraph" style:parent-style-name="Standard">
      <style:paragraph-properties fo:line-height="115%"/>
      <style:text-properties style:font-name="Chakra Petch" fo:font-size="13pt" fo:font-weight="bold" officeooo:rsid="0045399b" officeooo:paragraph-rsid="0045399b" style:font-size-asian="13pt" style:font-weight-asian="bold" style:font-size-complex="13pt" style:font-weight-complex="bold"/>
    </style:style>
    <style:style style:name="P24" style:family="paragraph" style:parent-style-name="Standard">
      <style:paragraph-properties fo:line-height="115%"/>
      <style:text-properties style:font-name="Chakra Petch" fo:font-size="13pt" fo:font-weight="bold" officeooo:rsid="005ca6dd" officeooo:paragraph-rsid="005ca6dd" style:font-size-asian="13pt" style:font-weight-asian="bold" style:font-size-complex="13pt" style:font-weight-complex="bold"/>
    </style:style>
    <style:style style:name="P25" style:family="paragraph" style:parent-style-name="Standard" style:list-style-name="L3">
      <style:paragraph-properties fo:line-height="115%"/>
      <style:text-properties style:font-name="Chakra Petch" fo:font-size="13pt" officeooo:paragraph-rsid="002f4c27" style:font-size-asian="13pt" style:font-size-complex="13pt"/>
    </style:style>
    <style:style style:name="T1" style:family="text">
      <style:text-properties officeooo:rsid="000fa6b4"/>
    </style:style>
    <style:style style:name="T2" style:family="text">
      <style:text-properties fo:font-weight="bold" style:font-weight-asian="bold" style:font-weight-complex="bold"/>
    </style:style>
    <style:style style:name="T3" style:family="text">
      <style:text-properties fo:font-weight="bold" officeooo:rsid="000c4307" style:font-weight-asian="bold" style:font-weight-complex="bold"/>
    </style:style>
    <style:style style:name="T4" style:family="text">
      <style:text-properties fo:font-weight="bold" officeooo:rsid="00136157" style:font-weight-asian="bold" style:font-weight-complex="bold"/>
    </style:style>
    <style:style style:name="T5" style:family="text">
      <style:text-properties fo:font-weight="bold" officeooo:rsid="0046654e" style:font-weight-asian="bold" style:font-weight-complex="bold"/>
    </style:style>
    <style:style style:name="T6" style:family="text">
      <style:text-properties fo:font-weight="bold" officeooo:rsid="00519b78" style:font-weight-asian="bold" style:font-weight-complex="bold"/>
    </style:style>
    <style:style style:name="T7" style:family="text">
      <style:text-properties fo:font-weight="bold" officeooo:rsid="0051d730" style:font-weight-asian="bold" style:font-weight-complex="bold"/>
    </style:style>
    <style:style style:name="T8" style:family="text">
      <style:text-properties fo:font-weight="bold" officeooo:rsid="00541d16" style:font-weight-asian="bold" style:font-weight-complex="bold"/>
    </style:style>
    <style:style style:name="T9" style:family="text">
      <style:text-properties style:font-name="Chakra Petch" fo:font-size="13pt" fo:font-weight="normal" style:font-size-asian="11.3500003814697pt" style:font-weight-asian="normal" style:font-size-complex="13pt" style:font-weight-complex="normal"/>
    </style:style>
    <style:style style:name="T10" style:family="text">
      <style:text-properties style:font-name="Chakra Petch" fo:font-size="13pt" fo:font-weight="normal" officeooo:rsid="00136157" style:font-size-asian="11.3500003814697pt" style:font-weight-asian="normal" style:font-size-complex="13pt" style:font-weight-complex="normal"/>
    </style:style>
    <style:style style:name="T11" style:family="text">
      <style:text-properties style:font-name="Chakra Petch" fo:font-size="13pt" fo:font-weight="normal" officeooo:rsid="0013f1d9" style:font-size-asian="11.3500003814697pt" style:font-weight-asian="normal" style:font-size-complex="13pt" style:font-weight-complex="normal"/>
    </style:style>
    <style:style style:name="T12" style:family="text">
      <style:text-properties style:font-name="Chakra Petch" fo:font-size="13pt" fo:font-weight="normal" officeooo:rsid="003de43e" style:font-size-asian="11.3500003814697pt" style:font-weight-asian="normal" style:font-size-complex="13pt" style:font-weight-complex="normal"/>
    </style:style>
    <style:style style:name="T13" style:family="text">
      <style:text-properties style:font-name="Chakra Petch" fo:font-size="13pt" fo:font-weight="bold" style:font-size-asian="11.3500003814697pt" style:font-weight-asian="bold" style:font-size-complex="13pt" style:font-weight-complex="bold"/>
    </style:style>
    <style:style style:name="T14" style:family="text">
      <style:text-properties style:font-name="Chakra Petch" fo:font-size="13pt" fo:font-weight="bold" officeooo:rsid="00136157" style:font-size-asian="11.3500003814697pt" style:font-weight-asian="bold" style:font-size-complex="13pt" style:font-weight-complex="bold"/>
    </style:style>
    <style:style style:name="T15" style:family="text">
      <style:text-properties style:font-name="Chakra Petch" fo:font-size="13pt" fo:font-weight="bold" officeooo:rsid="0046654e" style:font-size-asian="11.3500003814697pt" style:font-weight-asian="bold" style:font-size-complex="13pt" style:font-weight-complex="bold"/>
    </style:style>
    <style:style style:name="T16" style:family="text">
      <style:text-properties style:font-name="Chakra Petch" fo:font-size="13pt" fo:font-weight="bold" officeooo:rsid="00541d16" style:font-size-asian="11.3500003814697pt" style:font-weight-asian="bold" style:font-size-complex="13pt" style:font-weight-complex="bold"/>
    </style:style>
    <style:style style:name="T17" style:family="text">
      <style:text-properties style:font-name="Chakra Petch" fo:font-size="13pt" fo:font-weight="bold" officeooo:rsid="0051d730" style:font-size-asian="11.3500003814697pt" style:font-weight-asian="bold" style:font-size-complex="13pt" style:font-weight-complex="bold"/>
    </style:style>
    <style:style style:name="T18" style:family="text">
      <style:text-properties style:font-name="Chakra Petch" fo:font-size="13pt" fo:font-weight="bold" officeooo:rsid="00519b78" style:font-size-asian="11.3500003814697pt" style:font-weight-asian="bold" style:font-size-complex="13pt" style:font-weight-complex="bold"/>
    </style:style>
    <style:style style:name="T19" style:family="text">
      <style:text-properties style:font-name="Chakra Petch" fo:font-size="13pt" style:font-size-asian="11.3500003814697pt" style:font-size-complex="13pt"/>
    </style:style>
    <style:style style:name="T20" style:family="text">
      <style:text-properties style:font-name="Chakra Petch" fo:font-size="13pt" officeooo:rsid="0045b11c" style:font-size-asian="11.3500003814697pt" style:font-size-complex="13pt"/>
    </style:style>
    <style:style style:name="T21" style:family="text">
      <style:text-properties style:font-name="Chakra Petch" fo:font-size="13pt" officeooo:rsid="0046654e" style:font-size-asian="11.3500003814697pt" style:font-size-complex="13pt"/>
    </style:style>
    <style:style style:name="T22" style:family="text">
      <style:text-properties style:font-name="Chakra Petch" fo:font-size="13pt" officeooo:rsid="0047b09b" style:font-size-asian="11.3500003814697pt" style:font-size-complex="13pt"/>
    </style:style>
    <style:style style:name="T23" style:family="text">
      <style:text-properties style:font-name="Chakra Petch" fo:font-size="13pt" officeooo:rsid="004ab656" style:font-size-asian="11.3500003814697pt" style:font-size-complex="13pt"/>
    </style:style>
    <style:style style:name="T24" style:family="text">
      <style:text-properties style:font-name="Chakra Petch" fo:font-size="13pt" officeooo:rsid="00519b78" style:font-size-asian="11.3500003814697pt" style:font-size-complex="13pt"/>
    </style:style>
    <style:style style:name="T25" style:family="text">
      <style:text-properties style:font-name="Chakra Petch" fo:font-size="13pt" officeooo:rsid="0051d730" style:font-size-asian="11.3500003814697pt" style:font-size-complex="13pt"/>
    </style:style>
    <style:style style:name="T26" style:family="text">
      <style:text-properties style:font-name="Chakra Petch" fo:font-size="13pt" officeooo:rsid="00541d16" style:font-size-asian="11.3500003814697pt" style:font-size-complex="13pt"/>
    </style:style>
    <style:style style:name="T27" style:family="text">
      <style:text-properties officeooo:rsid="0027c363"/>
    </style:style>
    <style:style style:name="T28" style:family="text">
      <style:text-properties fo:font-weight="normal" style:font-weight-asian="normal" style:font-weight-complex="normal"/>
    </style:style>
    <style:style style:name="T29" style:family="text">
      <style:text-properties fo:font-weight="normal" officeooo:rsid="005dab93" style:font-weight-asian="normal" style:font-weight-complex="normal"/>
    </style:style>
    <style:style style:name="T30" style:family="text">
      <style:text-properties fo:font-weight="normal" officeooo:rsid="00136157" style:font-weight-asian="normal" style:font-weight-complex="normal"/>
    </style:style>
    <style:style style:name="T31" style:family="text">
      <style:text-properties fo:font-weight="normal" officeooo:rsid="0013f1d9" style:font-weight-asian="normal" style:font-weight-complex="normal"/>
    </style:style>
    <style:style style:name="T32" style:family="text">
      <style:text-properties fo:font-weight="normal" officeooo:rsid="003de43e" style:font-weight-asian="normal" style:font-weight-complex="normal"/>
    </style:style>
    <style:style style:name="T33" style:family="text">
      <style:text-properties officeooo:rsid="002f4c27"/>
    </style:style>
    <style:style style:name="T34" style:family="text">
      <style:text-properties officeooo:rsid="002f4c32"/>
    </style:style>
    <style:style style:name="T35" style:family="text">
      <style:text-properties officeooo:rsid="00412183"/>
    </style:style>
    <style:style style:name="T36" style:family="text">
      <style:text-properties style:font-name="Chakra Petch"/>
    </style:style>
    <style:style style:name="T37" style:family="text">
      <style:text-properties style:font-name="Chakra Petch" fo:font-size="13pt" style:font-size-asian="13pt" style:font-size-complex="13pt"/>
    </style:style>
    <style:style style:name="T38" style:family="text">
      <style:text-properties officeooo:rsid="00519b78"/>
    </style:style>
    <style:style style:name="T39" style:family="text">
      <style:text-properties officeooo:rsid="0051d730"/>
    </style:style>
    <style:style style:name="T40" style:family="text">
      <style:text-properties officeooo:rsid="00541d16"/>
    </style:style>
    <style:style style:name="T41" style:family="text">
      <style:text-properties fo:font-size="13pt" style:font-size-asian="13pt" style:font-size-complex="13pt"/>
    </style:style>
    <style:style style:name="T42" style:family="text">
      <style:text-properties fo:font-size="13pt" fo:font-weight="normal" style:font-size-asian="13pt" style:font-weight-asian="normal" style:font-size-complex="13pt" style:font-weight-complex="normal"/>
    </style:style>
    <style:style style:name="T43" style:family="text">
      <style:text-properties fo:font-size="13pt" fo:font-weight="normal" officeooo:rsid="0060925b" style:font-size-asian="13pt" style:font-weight-asian="normal" style:font-size-complex="13pt" style:font-weight-complex="normal"/>
    </style:style>
    <style:style style:name="T44" style:family="text">
      <style:text-properties fo:font-size="13pt" fo:font-weight="normal" style:font-size-asian="11.3500003814697pt" style:font-weight-asian="normal" style:font-size-complex="13pt" style:font-weight-complex="normal"/>
    </style:style>
    <style:style style:name="T45" style:family="text">
      <style:text-properties fo:font-size="13pt" fo:font-weight="normal" officeooo:rsid="00136157" style:font-size-asian="11.3500003814697pt" style:font-weight-asian="normal" style:font-size-complex="13pt" style:font-weight-complex="normal"/>
    </style:style>
    <style:style style:name="T46" style:family="text">
      <style:text-properties fo:font-size="13pt" fo:font-weight="normal" officeooo:rsid="0013f1d9" style:font-size-asian="11.3500003814697pt" style:font-weight-asian="normal" style:font-size-complex="13pt" style:font-weight-complex="normal"/>
    </style:style>
    <style:style style:name="T47" style:family="text">
      <style:text-properties fo:font-size="13pt" fo:font-weight="normal" officeooo:rsid="003de43e" style:font-size-asian="11.3500003814697pt" style:font-weight-asian="normal" style:font-size-complex="13pt" style:font-weight-complex="normal"/>
    </style:style>
    <style:style style:name="T48" style:family="text">
      <style:text-properties fo:font-size="13pt" fo:font-weight="bold" style:font-size-asian="11.3500003814697pt" style:font-weight-asian="bold" style:font-size-complex="13pt" style:font-weight-complex="bold"/>
    </style:style>
    <style:style style:name="T49" style:family="text">
      <style:text-properties fo:font-size="13pt" fo:font-weight="bold" officeooo:rsid="00136157" style:font-size-asian="11.3500003814697pt" style:font-weight-asian="bold" style:font-size-complex="13pt" style:font-weight-complex="bold"/>
    </style:style>
    <style:style style:name="T50" style:family="text">
      <style:text-properties fo:font-size="13pt" fo:font-weight="bold" officeooo:rsid="0046654e" style:font-size-asian="11.3500003814697pt" style:font-weight-asian="bold" style:font-size-complex="13pt" style:font-weight-complex="bold"/>
    </style:style>
    <style:style style:name="T51" style:family="text">
      <style:text-properties fo:font-size="13pt" fo:font-weight="bold" officeooo:rsid="00519b78" style:font-size-asian="11.3500003814697pt" style:font-weight-asian="bold" style:font-size-complex="13pt" style:font-weight-complex="bold"/>
    </style:style>
    <style:style style:name="T52" style:family="text">
      <style:text-properties fo:font-size="13pt" fo:font-weight="bold" officeooo:rsid="0051d730" style:font-size-asian="11.3500003814697pt" style:font-weight-asian="bold" style:font-size-complex="13pt" style:font-weight-complex="bold"/>
    </style:style>
    <style:style style:name="T53" style:family="text">
      <style:text-properties fo:font-size="13pt" fo:font-weight="bold" officeooo:rsid="00541d16" style:font-size-asian="11.3500003814697pt" style:font-weight-asian="bold" style:font-size-complex="13pt" style:font-weight-complex="bold"/>
    </style:style>
    <style:style style:name="T54" style:family="text">
      <style:text-properties fo:font-size="13pt" style:font-size-asian="11.3500003814697pt" style:font-size-complex="13pt"/>
    </style:style>
    <style:style style:name="T55" style:family="text">
      <style:text-properties fo:font-size="13pt" officeooo:rsid="0045b11c" style:font-size-asian="11.3500003814697pt" style:font-size-complex="13pt"/>
    </style:style>
    <style:style style:name="T56" style:family="text">
      <style:text-properties fo:font-size="13pt" officeooo:rsid="004ab656" style:font-size-asian="11.3500003814697pt" style:font-size-complex="13pt"/>
    </style:style>
    <style:style style:name="T57" style:family="text">
      <style:text-properties fo:font-size="13pt" officeooo:rsid="0047b09b" style:font-size-asian="11.3500003814697pt" style:font-size-complex="13pt"/>
    </style:style>
    <style:style style:name="T58" style:family="text">
      <style:text-properties fo:font-size="13pt" officeooo:rsid="0046654e" style:font-size-asian="11.3500003814697pt" style:font-size-complex="13pt"/>
    </style:style>
    <style:style style:name="T59" style:family="text">
      <style:text-properties fo:font-size="13pt" officeooo:rsid="00519b78" style:font-size-asian="11.3500003814697pt" style:font-size-complex="13pt"/>
    </style:style>
    <style:style style:name="T60" style:family="text">
      <style:text-properties fo:font-size="13pt" officeooo:rsid="0051d730" style:font-size-asian="11.3500003814697pt" style:font-size-complex="13pt"/>
    </style:style>
    <style:style style:name="T61" style:family="text">
      <style:text-properties fo:font-size="13pt" officeooo:rsid="00541d16" style:font-size-asian="11.3500003814697pt" style:font-size-complex="13pt"/>
    </style:style>
    <style:style style:name="T62" style:family="text">
      <style:text-properties officeooo:rsid="0045b11c"/>
    </style:style>
    <style:style style:name="T63" style:family="text">
      <style:text-properties officeooo:rsid="004ab656"/>
    </style:style>
    <style:style style:name="T64" style:family="text">
      <style:text-properties officeooo:rsid="0047b09b"/>
    </style:style>
    <style:style style:name="T65" style:family="text">
      <style:text-properties officeooo:rsid="0046654e"/>
    </style:style>
    <style:style style:name="fr1" style:family="graphic" style:parent-style-name="Graphics">
      <style:graphic-properties style:vertical-pos="from-top" style:horizontal-pos="from-left" style:horizontal-rel="paragraph" style:mirror="none" fo:clip="rect(5.592cm, 8.991cm, 33.897cm, 5.602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10.156cm, 13.578cm, 29.321cm, 1.291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20.525cm, 6.719cm, 19.315cm, 7.923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3.399cm, 12.377cm, 36.146cm, 2.401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1.097cm, 9.021cm, 38.375cm, 5.694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fo:padding="0.049cm" fo:border="none" style:mirror="none" fo:clip="rect(0cm, 19.482cm, 6.914cm, -0.342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1.439cm, 1.265cm, 2.505cm, 6.038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ructions</text:p>
      <text:p text:style-name="P1"/>
      <text:p text:style-name="P5"><text:span text:style-name="T3">Controls</text:span>:</text:p>
      <text:list text:style-name="L1">
        <text:list-item>
          <text:p text:style-name="P6"><draw:frame draw:style-name="fr7" draw:name="Image5" text:anchor-type="as-char" svg:y="-0.492cm" svg:width="0.434cm" svg:height="0.686cm" draw:z-index="6"><draw:image xlink:href="Pictures/1000000100000180000000E0017E990D7A647EBF.png" xlink:type="simple" xlink:show="embed" xlink:actuate="onLoad" draw:mime-type="image/png"/></draw:frame>: WASD/Arrow Keys/Joystick</text:p>
        </text:list-item>
      </text:list>
      <text:p text:style-name="P22"><text:span text:style-name="T33">Collectibles</text:span><text:span text:style-name="T28">:</text:span></text:p>
      <text:list text:style-name="L2">
        <text:list-item>
          <text:p text:style-name="P7"><draw:frame draw:style-name="fr6" draw:name="Image1 Copy 1 Copy 1" text:anchor-type="as-char" svg:y="-0.446cm" svg:width="0.626cm" svg:height="0.677cm" draw:z-index="3"><draw:image xlink:href="Pictures/10000001000004B000000258F0DAEB8636A4BA3F.png" xlink:type="simple" xlink:show="embed" xlink:actuate="onLoad" draw:mime-type="image/png"/></draw:frame>: <text:span text:style-name="T34">Spend at the shop</text:span></text:p>
        </text:list-item>
        <text:list-item>
          <text:p text:style-name="P7"><draw:frame draw:style-name="fr5" draw:name="Image2" text:anchor-type="as-char" svg:y="-0.485cm" svg:width="0.686cm" svg:height="0.734cm" draw:z-index="4"><draw:image xlink:href="Pictures/10000001000001C000000480190ED6738825089F.png" xlink:type="simple" xlink:show="embed" xlink:actuate="onLoad" draw:mime-type="image/png"/></draw:frame>: Full vision for a given duration</text:p>
        </text:list-item>
        <text:list-item>
          <text:p text:style-name="P7"><text:span text:style-name="T2"><draw:frame draw:style-name="fr4" draw:name="Image3" text:anchor-type="as-char" svg:y="-0.612cm" svg:width="0.677cm" svg:height="0.721cm" draw:z-index="2"><draw:image xlink:href="Pictures/10000001000001C000000480190ED6738825089F.png" xlink:type="simple" xlink:show="embed" xlink:actuate="onLoad" draw:mime-type="image/png"/></draw:frame></text:span>: Increased movement speed for a given duration</text:p>
        </text:list-item>
      </text:list>
      <text:p text:style-name="P8"><text:span text:style-name="T2">Weapons</text:span>:</text:p>
      <text:list text:style-name="L3">
        <text:list-item>
          <text:p text:style-name="P9"><draw:frame draw:style-name="fr1" draw:name="Image4 Copy 2" text:anchor-type="as-char" svg:y="-0.587cm" svg:width="0.882cm" svg:height="0.836cm" draw:z-index="5"><draw:image xlink:href="Pictures/10000001000001C000000480190ED6738825089F.png" xlink:type="simple" xlink:show="embed" xlink:actuate="onLoad" draw:mime-type="image/png"/></draw:frame>: <text:span text:style-name="T35">Shoot notes</text:span></text:p>
        </text:list-item>
        <text:list-item>
          <text:p text:style-name="P9"><draw:frame draw:style-name="fr3" draw:name="Image4" text:anchor-type="as-char" svg:y="-0.45cm" svg:width="0.847cm" svg:height="0.58cm" draw:z-index="0"><draw:image xlink:href="Pictures/10000001000001C000000480190ED6738825089F.png" xlink:type="simple" xlink:show="embed" xlink:actuate="onLoad" draw:mime-type="image/png"/></draw:frame>: Blow fire when <text:span text:style-name="T27">facing</text:span><text:span text:style-name="T1"> horizontally</text:span></text:p>
        </text:list-item>
        <text:list-item>
          <text:p text:style-name="P25"><text:span text:style-name="T4"><draw:frame draw:style-name="fr2" draw:name="Image4 Copy 1" text:anchor-type="as-char" svg:y="-0.64cm" svg:width="0.679cm" svg:height="0.845cm" draw:z-index="1"><draw:image xlink:href="Pictures/10000001000001C000000480190ED6738825089F.png" xlink:type="simple" xlink:show="embed" xlink:actuate="onLoad" draw:mime-type="image/png"/></draw:frame></text:span><text:span text:style-name="T30">: Drop an explosive </text:span><text:span text:style-name="T31">cocktail at you</text:span><text:span text:style-name="T32">r</text:span><text:span text:style-name="T31"> current position</text:span></text:p>
        </text:list-item>
      </text:list>
      <text:p text:style-name="P23"><text:span text:style-name="T62">Player Levels</text:span><text:span text:style-name="T28">:</text:span></text:p>
      <text:list text:style-name="L4">
        <text:list-item>
          <text:p text:style-name="P10">Every 5 levels <text:span text:style-name="T63">HP</text:span> is fully recovered</text:p>
        </text:list-item>
        <text:list-item>
          <text:p text:style-name="P10"><draw:frame draw:style-name="fr1" draw:name="Image4 Copy 2 Copy 1" text:anchor-type="as-char" svg:y="-0.587cm" svg:width="0.882cm" svg:height="0.836cm" draw:z-index="7"><draw:image xlink:href="Pictures/10000001000001C000000480190ED6738825089F.png" xlink:type="simple" xlink:show="embed" xlink:actuate="onLoad" draw:mime-type="image/png"/></draw:frame><text:s/>upgrades:</text:p>
          <text:list>
            <text:list-item>
              <text:p text:style-name="P10">Lvl 3: Shoot<text:span text:style-name="T64">s</text:span> backwards</text:p>
            </text:list-item>
            <text:list-item>
              <text:p text:style-name="P10">Lvl 6: Deal<text:span text:style-name="T64">s</text:span> more damage</text:p>
            </text:list-item>
            <text:list-item>
              <text:p text:style-name="P10">Lvl 9: <text:span text:style-name="T64">Is not</text:span><text:span text:style-name="T65"> destroyed on contact</text:span></text:p>
            </text:list-item>
          </text:list>
        </text:list-item>
      </text:list>
      <text:p text:style-name="P12"/>
      <text:p text:style-name="P24">Installation<text:span text:style-name="T28">:</text:span></text:p>
      <text:p text:style-name="P4"><text:span text:style-name="T42"><text:tab/>Download the executable or play via web </text:span><text:span text:style-name="T43">at </text:span><text:a xlink:type="simple" xlink:href="https://hail-seitan.itch.io/feupocalypse" text:style-name="Internet_20_link" text:visited-style-name="Visited_20_Internet_20_Link"><text:span text:style-name="T42">https://hail-seitan.itch.io/feupocalypse</text:span></text:a><text:span text:style-name="T42">.</text:span></text:p>
      <text:p text:style-name="P11"/>
      <text:p text:style-name="P13"><text:span text:style-name="T5">G</text:span><text:span text:style-name="T2">ame Description</text:span>: </text:p>
      <text:p text:style-name="P13"><text:tab/>The apocalypse has taken hold, and as the monsters close in, there is little hope left for the student at FEUP. Try to survive long enough in this hellish place surrounded by a horde of grotesque monsters that seemed to have crawled their way up from the underworld.</text:p>
      <text:p text:style-name="P13"/>
      <text:p text:style-name="P13"/>
      <text:p text:style-name="P13"/>
      <text:p text:style-name="P13"/>
      <text:p text:style-name="P13"/>
      <text:p text:style-name="P13"/>
      <text:p text:style-name="P14"><text:soft-page-break/><text:span text:style-name="T2">Credits</text:span>:</text:p>
      <text:p text:style-name="P15"><text:tab/><text:span text:style-name="T6">Programming</text:span><text:span text:style-name="T38">:</text:span></text:p>
      <text:list text:style-name="L6">
        <text:list-item>
          <text:p text:style-name="P16">Fábio Huang</text:p>
        </text:list-item>
        <text:list-item>
          <text:p text:style-name="P16">Luís Guimarães</text:p>
        </text:list-item>
      </text:list>
      <text:p text:style-name="P17"><text:tab/><text:span text:style-name="T7">UI</text:span><text:span text:style-name="T39">:</text:span></text:p>
      <text:list text:style-name="L7">
        <text:list-item>
          <text:p text:style-name="P18">Fábio Huang</text:p>
        </text:list-item>
      </text:list>
      <text:p text:style-name="P19"><text:tab/><text:span text:style-name="T2">Audio </text:span><text:span text:style-name="T8">Work</text:span>:</text:p>
      <text:list text:style-name="L9">
        <text:list-item>
          <text:p text:style-name="P20">Luís Guimarães</text:p>
        </text:list-item>
      </text:list>
      <text:p text:style-name="P21"><text:tab/><text:span text:style-name="T8">Visual/Animation assets</text:span><text:span text:style-name="T40">:</text:span></text:p>
      <text:list text:style-name="L10">
        <text:list-item>
          <text:p text:style-name="P2"><text:span text:style-name="T37">PixiVan - </text:span><text:a xlink:type="simple" xlink:href="https://pixivan.itch.io/" text:style-name="Internet_20_link" text:visited-style-name="Visited_20_Internet_20_Link"><text:span text:style-name="T37">https://pixivan.itch.io/</text:span></text:a></text:p>
        </text:list-item>
        <text:list-item>
          <text:p text:style-name="P3"><text:span text:style-name="T37">Pimen - </text:span><text:a xlink:type="simple" xlink:href="https://pimen.itch.io/" text:style-name="Internet_20_link" text:visited-style-name="Visited_20_Internet_20_Link"><text:span text:style-name="T37">https://pimen.itch.io/</text:span></text:a></text:p>
        </text:list-item>
        <text:list-item>
          <text:p text:style-name="P3"><text:span text:style-name="T37">"Mega PixelArt Icons" - </text:span><text:a xlink:type="simple" xlink:href="https://poloviiinkin.itch.io/mega-pixel-art-32x32-px-icons-sprite-sheet" text:style-name="Internet_20_link" text:visited-style-name="Visited_20_Internet_20_Link"><text:span text:style-name="T37">https://poloviiinkin.itch.io/mega-pixel-art-32x32-px-icons-sprite-sheet</text:span></text:a></text:p>
        </text:list-item>
        <text:list-item>
          <text:p text:style-name="P3"><text:span text:style-name="T37">“Modern Interiors" - </text:span><text:a xlink:type="simple" xlink:href="https://limezu.itch.io/moderninteriors/devlog/244045/free-version-overview-18042021-update" text:style-name="Internet_20_link" text:visited-style-name="Visited_20_Internet_20_Link"><text:span text:style-name="T37">https://limezu.itch.io/moderninteriors/devlog/244045/free-version-overview-18042021-update</text:span></text:a></text:p>
        </text:list-item>
        <text:list-item>
          <text:p text:style-name="P3"><text:span text:style-name="T37">"Coin" - </text:span><text:a xlink:type="simple" xlink:href="https://www.pixilart.com/art/coin-sprite-sheet-c7f297523ce57fc" text:style-name="Internet_20_link" text:visited-style-name="Visited_20_Internet_20_Link"><text:span text:style-name="T37">https://www.pixilart.com/art/coin-sprite-sheet-c7f297523ce57fc</text:span></text:a></text:p>
        </text:list-item>
        <text:list-item>
          <text:p text:style-name="P3"><text:span text:style-name="T37">"WASD" - </text:span><text:a xlink:type="simple" xlink:href="http://pixelartmaker.com/art/c0e14b48a37d57f" text:style-name="Internet_20_link" text:visited-style-name="Visited_20_Internet_20_Link"><text:span text:style-name="T37">http://pixelartmaker.com/art/c0e14b48a37d57f</text:span></text:a></text:p>
        </text:list-item>
        <text:list-item>
          <text:p text:style-name="P3"><text:span text:style-name="T37">"Arrow Keys" - </text:span><text:a xlink:type="simple" xlink:href="http://pixelartmaker.com/art/7efa119103ffc71" text:style-name="Internet_20_link" text:visited-style-name="Visited_20_Internet_20_Link"><text:span text:style-name="T37">http://pixelartmaker.com/art/7efa119103ffc71</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hakra Petch" svg:font-family="'Chakra Petch'"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3T11:08:39.184988260</meta:creation-date>
    <dc:date>2023-03-16T21:18:01.746268975</dc:date>
    <meta:editing-duration>PT57M28S</meta:editing-duration>
    <meta:editing-cycles>56</meta:editing-cycles>
    <meta:generator>LibreOffice/7.5.1.2$MacOSX_AARCH64 LibreOffice_project/fcbaee479e84c6cd81291587d2ee68cba099e129</meta:generator>
    <meta:document-statistic meta:table-count="0" meta:image-count="8" meta:object-count="0" meta:page-count="2" meta:paragraph-count="37" meta:word-count="194" meta:character-count="1382" meta:non-whitespace-character-count="1240"/>
  </office:meta>
</office:document-meta>
</file>